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e89" officeooo:paragraph-rsid="0006ae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a mund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03:25:23.751733537</meta:creation-date>
    <dc:date>2021-04-28T03:25:48.243907871</dc:date>
    <meta:editing-duration>PT28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6.4.7.2$Linux_X86_64 LibreOffice_project/40$Build-2</meta:generator>
  </office:meta>
</office:document-meta>
</file>